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Numbering_20_ivx">
      <style:text-properties officeooo:paragraph-rsid="00101e33"/>
    </style:style>
    <style:style style:name="P3" style:family="paragraph" style:parent-style-name="Standard" style:list-style-name="Numbering_20_ivx">
      <style:text-properties officeooo:paragraph-rsid="00114838"/>
    </style:style>
    <style:style style:name="P4" style:family="paragraph" style:parent-style-name="Standard" style:list-style-name="Numbering_20_ivx">
      <style:text-properties officeooo:paragraph-rsid="00125ea8"/>
    </style:style>
    <style:style style:name="P5" style:family="paragraph" style:parent-style-name="Standard" style:list-style-name="Numbering_20_ivx">
      <style:text-properties officeooo:paragraph-rsid="0013ce8c"/>
    </style:style>
    <style:style style:name="P6" style:family="paragraph" style:parent-style-name="Standard" style:list-style-name="Numbering_20_ivx">
      <style:text-properties officeooo:paragraph-rsid="00159172"/>
    </style:style>
    <style:style style:name="P7" style:family="paragraph" style:parent-style-name="Standard" style:list-style-name="Numbering_20_ivx">
      <style:text-properties officeooo:paragraph-rsid="001627ad"/>
    </style:style>
    <style:style style:name="P8" style:family="paragraph" style:parent-style-name="Standard" style:list-style-name="Numbering_20_ivx">
      <style:text-properties fo:font-weight="bold" officeooo:paragraph-rsid="00101e33" style:font-weight-asian="bold" style:font-weight-complex="bold"/>
    </style:style>
    <style:style style:name="T1" style:family="text">
      <style:text-properties officeooo:rsid="00114838"/>
    </style:style>
    <style:style style:name="T2" style:family="text">
      <style:text-properties officeooo:rsid="0012dee0"/>
    </style:style>
    <style:style style:name="T3" style:family="text">
      <style:text-properties officeooo:rsid="00159172"/>
    </style:style>
    <style:style style:name="T4" style:family="text">
      <style:text-properties officeooo:rsid="001627a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4838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94319173" text:style-name="L1">
        <text:list-item>
          <text:p text:style-name="P1"/>
        </text:list-item>
      </text:list>
      <text:list xml:id="list2389512472" text:style-name="Numbering_20_ivx">
        <text:list-item>
          <text:list>
            <text:list-item>
              <text:p text:style-name="P8">Busca em largura </text:p>
              <text:list>
                <text:list-header>
                  <text:p text:style-name="P3">(a) Qual no da fronteira <text:span text:style-name="T1">é</text:span> selecionado para expans<text:span text:style-name="T1">ã</text:span>o a cada passo.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"><text:span text:style-name="T2">O</text:span> nó raiz é expandido primeiro, em seguida todos os sucessores do nó raiz são expandidos, depois os sucessores desses nós, e assim por diante. Em geral, todos os nós em dada profundidade na árvore de busca são expandidos, antes que todos os nós no nível seguinte sejam expandidos. 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6"><text:span text:style-name="T5">(b) Momento em que e aplicado o teste da meta</text:span>. <text:line-break/><text:span text:style-name="T5">(c) A estrat</text:span><text:span text:style-name="T6">é</text:span><text:span text:style-name="T5">gia </text:span><text:span text:style-name="T6">é</text:span><text:span text:style-name="T5"> COMPLETA?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"><text:s text:c="3"/><text:span text:style-name="T3">Sim, já que atinge todos os nós</text:span><text:line-break/><text:span text:style-name="T5">d) A estrat</text:span><text:span text:style-name="T6">é</text:span><text:span text:style-name="T5">gia </text:span><text:span text:style-name="T6">é</text:span><text:span text:style-name="T5"> </text:span><text:span text:style-name="T6">Ó</text:span><text:span text:style-name="T5">TIMA?</text:span></text:p>
                              <text:p text:style-name="P7"><text:s text:c="3"/><text:span text:style-name="T4">Não necessariamente, </text:span>a busca em largura é ideal se o custo do caminho for <text:s text:c="43"/>uma função não decrescente da profundidade do nó <text:line-break/><text:span text:style-name="T5">(e) Complexidade temporal? </text:span><text:line-break/> <text:s text:c="3"/>O (bd +1) <text:line-break/>(<text:span text:style-name="T5">f) Complexidade espacial? </text:span></text:p>
                              <text:list>
                                <text:list-header>
                                  <text:p text:style-name="P5">para qualquer tipo de busca em grafos, que armazena todos os nós expandidos no conjunto explorado, a complexidade do espaço está sempre dentro de um fator de b da complexidade do tempo. Em particular, para busca em largura em grafos, cada nó gerado permanecerá na memória. Haverá O (bd−1) nós no conjunto explorado e O(bd) nós na borda; assim, a complexidade de espaço será O(bd), ou seja, será dominada pelo tamanho da borda. </text:p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8">Busca de custo uniforme </text:p>
              <text:list>
                <text:list-header>
                  <text:p text:style-name="P3">(a) Qual no da fronteira <text:span text:style-name="T1">é</text:span> selecionado para expans<text:span text:style-name="T1">ã</text:span>o a cada passo.</text:p>
                  <text:p text:style-name="P3">(b) Momento em que e aplicado o teste da meta. <text:line-break/>(c) A estrat<text:span text:style-name="T1">é</text:span>gia <text:span text:style-name="T1">é</text:span> COMPLETA?<text:line-break/>d) A estrat<text:span text:style-name="T1">é</text:span>gia <text:span text:style-name="T1">é</text:span> <text:span text:style-name="T1">Ó</text:span>TIMA?<text:line-break/>(e) Complexidade temporal? <text:line-break/>(f) Complexidade espacial</text:p>
                </text:list-header>
              </text:list>
            </text:list-item>
          </text:list>
        </text:list-item>
        <text:list-item>
          <text:p text:style-name="P3">Busca em profundidade <text:line-break/><text:tab/> (a) Qual no da fronteira <text:span text:style-name="T1">é</text:span> selecionado para expans<text:span text:style-name="T1">ã</text:span>o a cada passo.</text:p>
          <text:list>
            <text:list-item>
              <text:list>
                <text:list-header>
                  <text:p text:style-name="P3">(b) Momento em que e aplicado o teste da meta. <text:line-break/>(c) A estrat<text:span text:style-name="T1">é</text:span>gia <text:span text:style-name="T1">é</text:span> COMPLETA?<text:line-break/>d) A estrat<text:span text:style-name="T1">é</text:span>gia <text:span text:style-name="T1">é</text:span> <text:span text:style-name="T1">Ó</text:span>TIMA?<text:line-break/>(e) Complexidade temporal? <text:line-break/>(f) Complexidade espacial</text:p>
                </text:list-header>
              </text:list>
            </text:list-item>
            <text:list-item>
              <text:p text:style-name="P2">Busca em profundidade limitada </text:p>
              <text:list>
                <text:list-header>
                  <text:p text:style-name="P3">(a) Qual no da fronteira <text:span text:style-name="T1">é</text:span> selecionado para expans<text:span text:style-name="T1">ã</text:span>o a cada passo.</text:p>
                  <text:p text:style-name="P3">(b) Momento em que e aplicado o teste da meta. <text:line-break/>(c) A estrat<text:span text:style-name="T1">é</text:span>gia <text:span text:style-name="T1">é</text:span> COMPLETA?<text:line-break/>d) A estrat<text:span text:style-name="T1">é</text:span>gia <text:span text:style-name="T1">é</text:span> <text:span text:style-name="T1">Ó</text:span>TIMA?<text:line-break/>(e) Complexidade temporal? <text:line-break/>(f) Complexidade espacial?</text:p>
                </text:list-header>
              </text:list>
            </text:list-item>
            <text:list-item>
              <text:p text:style-name="P2">Busca de aprofundamento iterativo </text:p>
              <text:list>
                <text:list-header>
                  <text:p text:style-name="P3">(a) Qual no da fronteira <text:span text:style-name="T1">é</text:span> selecionado para expans<text:span text:style-name="T1">ã</text:span>o a cada passo.</text:p>
                  <text:p text:style-name="P3">(b) Momento em que e aplicado o teste da meta. <text:line-break/>(c) A estrat<text:span text:style-name="T1">é</text:span>gia <text:span text:style-name="T1">é</text:span> COMPLETA?<text:line-break/>d) A estrat<text:span text:style-name="T1">é</text:span>gia <text:span text:style-name="T1">é</text:span> <text:span text:style-name="T1">Ó</text:span>TIMA?<text:line-break/>(e) Complexidade temporal? <text:line-break/>(f) Complexidade espacial?</text:p>
                </text:list-header>
              </text:list>
            </text:list-item>
            <text:list-item>
              <text:p text:style-name="P4">Busca bidirecional. </text:p>
              <text:list>
                <text:list-header>
                  <text:p text:style-name="P4"><text:soft-page-break/>(a) Qual no da fronteira <text:span text:style-name="T1">é</text:span> selecionado para expans<text:span text:style-name="T1">ã</text:span>o a cada passo.</text:p>
                  <text:p text:style-name="P4">(b) Momento em que e aplicado o teste da meta. <text:line-break/>(c) A estrat<text:span text:style-name="T1">é</text:span>gia <text:span text:style-name="T1">é</text:span> COMPLETA?<text:line-break/>d) A estrat<text:span text:style-name="T1">é</text:span>gia <text:span text:style-name="T1">é</text:span> <text:span text:style-name="T1">Ó</text:span>TIMA?<text:line-break/>(e) Complexidade temporal? <text:line-break/>(f) Complexidade espacial?<text:line-break/></text:p>
                </text:list-header>
              </text:list>
            </text:list-item>
          </text:list>
        </text:list-item>
      </text:list>
      <text:list xml:id="list191149312164220" text:continue-list="list1594319173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965cm" fo:text-indent="-0.307cm" fo:margin-left="1.96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5cm" fo:text-indent="-1cm" fo:margin-left="2.66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3.366cm" fo:text-indent="-0.7cm" fo:margin-left="3.366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635cm" fo:text-indent="-0.395cm" fo:margin-left="2.6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03cm" fo:text-indent="-0.395cm" fo:margin-left="3.03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425cm" fo:text-indent="-0.395cm" fo:margin-left="3.42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821cm" fo:text-indent="-0.395cm" fo:margin-left="3.82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216cm" fo:text-indent="-0.395cm" fo:margin-left="4.216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611cm" fo:text-indent="-0.395cm" fo:margin-left="4.611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5.006cm" fo:text-indent="-0.395cm" fo:margin-left="5.00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18:46:16.669000000</meta:creation-date>
    <dc:date>2020-03-06T19:11:47.463000000</dc:date>
    <meta:editing-duration>PT25M26S</meta:editing-duration>
    <meta:editing-cycles>11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23" meta:word-count="414" meta:character-count="2434" meta:non-whitespace-character-count="1974"/>
  </office:meta>
</office:document-meta>
</file>